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row>
          <mo stretchy="false">[</mo>
          <mi>i</mi>
          <mo stretchy="false">]</mo>
        </mrow>
        <mo stretchy="false">=</mo>
        <mfrac>
          <mn>1</mn>
          <mrow>
            <mi>N</mi>
            <mrow>
              <mo stretchy="false">(</mo>
              <mrow>
                <mi>i</mi>
                <mo stretchy="false">−</mo>
                <mn>1</mn>
              </mrow>
              <mo stretchy="false">)</mo>
            </mrow>
            <mn>.</mn>
            <mrow>
              <mo stretchy="false">[</mo>
              <mrow>
                <mi mathvariant="italic">Ttf</mi>
                <mrow>
                  <mrow>
                    <mo stretchy="false">(</mo>
                    <mi>i</mi>
                    <mo stretchy="false">)</mo>
                  </mrow>
                  <mo stretchy="false">−</mo>
                  <mi mathvariant="italic">Ttf</mi>
                </mrow>
                <mrow>
                  <mo stretchy="false">(</mo>
                  <mrow>
                    <mi>i</mi>
                    <mo stretchy="false">−</mo>
                    <mn>1</mn>
                  </mrow>
                  <mo stretchy="false">)</mo>
                </mrow>
              </mrow>
              <mo stretchy="false">]</mo>
            </mrow>
          </mrow>
        </mfrac>
      </mrow>
    </mrow>
    <annotation encoding="StarMath 5.0">%lambda[i]={1} over {N( i-1).[Ttf(i)-Ttf(i-1)]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